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 fo:background-color="#FEFEFE"/>
    </style:style>
    <style:style style:name="T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CCFF" style:letter-kerning="false" fo:font-size="13.5pt" style:font-size-asian="13.5pt" style:font-size-complex="13.5pt"/>
    </style:style>
    <style:style style:name="P3" style:parent-style-name="Normal" style:family="paragraph">
      <style:paragraph-properties fo:margin-top="0.0694in" fo:margin-bottom="0.0694in" fo:line-height="100%" fo:background-color="#FEFEFE"/>
    </style:style>
    <style:style style:name="T4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P5" style:parent-style-name="Normal" style:family="paragraph">
      <style:paragraph-properties fo:margin-top="0.0694in" fo:margin-bottom="0.0694in" fo:line-height="100%" fo:background-color="#FEFEFE"/>
    </style:style>
    <style:style style:name="T6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P7" style:parent-style-name="Normal" style:list-style-name="LFO1" style:family="paragraph">
      <style:paragraph-properties fo:margin-top="0.0694in" fo:margin-bottom="0.0694in" fo:line-height="100%" fo:margin-left="0.75in" fo:background-color="#FEFEFE">
        <style:tab-stops>
          <style:tab-stop style:type="left" style:position="-0.25in"/>
        </style:tab-stops>
      </style:paragraph-properties>
    </style:style>
    <style:style style:name="T8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P9" style:parent-style-name="Normal" style:list-style-name="LFO2" style:family="paragraph">
      <style:paragraph-properties fo:margin-top="0.0694in" fo:margin-bottom="0.0694in" fo:line-height="100%" fo:margin-left="0.75in" fo:background-color="#FEFEFE">
        <style:tab-stops>
          <style:tab-stop style:type="left" style:position="-0.25in"/>
        </style:tab-stops>
      </style:paragraph-properties>
    </style:style>
    <style:style style:name="T10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P11" style:parent-style-name="Normal" style:list-style-name="LFO3" style:family="paragraph">
      <style:paragraph-properties fo:margin-top="0.0694in" fo:margin-bottom="0.0694in" fo:line-height="100%" fo:margin-left="0.75in" fo:background-color="#FEFEFE">
        <style:tab-stops>
          <style:tab-stop style:type="left" style:position="-0.25in"/>
        </style:tab-stops>
      </style:paragraph-properties>
    </style:style>
    <style:style style:name="T12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P13" style:parent-style-name="Normal" style:list-style-name="LFO4" style:family="paragraph">
      <style:paragraph-properties fo:margin-top="0.0694in" fo:margin-bottom="0.0694in" fo:line-height="100%" fo:margin-left="0.75in" fo:background-color="#FEFEFE">
        <style:tab-stops>
          <style:tab-stop style:type="left" style:position="-0.25in"/>
        </style:tab-stops>
      </style:paragraph-properties>
    </style:style>
    <style:style style:name="T14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P15" style:parent-style-name="Normal" style:family="paragraph">
      <style:paragraph-properties fo:margin-top="0.0694in" fo:margin-bottom="0.0694in" fo:line-height="100%" fo:background-color="#FEFEFE"/>
    </style:style>
    <style:style style:name="T16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P17" style:parent-style-name="Normal" style:list-style-name="LFO5" style:family="paragraph">
      <style:paragraph-properties fo:margin-top="0.0694in" fo:margin-bottom="0.0694in" fo:line-height="100%" fo:margin-left="0.75in" fo:background-color="#FEFEFE">
        <style:tab-stops>
          <style:tab-stop style:type="left" style:position="-0.25in"/>
        </style:tab-stops>
      </style:paragraph-properties>
    </style:style>
    <style:style style:name="T18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19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P20" style:parent-style-name="Normal" style:list-style-name="LFO6" style:family="paragraph">
      <style:paragraph-properties fo:margin-top="0.0694in" fo:margin-bottom="0.0694in" fo:line-height="100%" fo:margin-left="0.75in" fo:background-color="#FEFEFE">
        <style:tab-stops>
          <style:tab-stop style:type="left" style:position="-0.25in"/>
        </style:tab-stops>
      </style:paragraph-properties>
    </style:style>
    <style:style style:name="T21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22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P23" style:parent-style-name="Normal" style:list-style-name="LFO7" style:family="paragraph">
      <style:paragraph-properties fo:margin-top="0.0694in" fo:margin-bottom="0.0694in" fo:line-height="100%" fo:margin-left="0.75in" fo:background-color="#FEFEFE">
        <style:tab-stops>
          <style:tab-stop style:type="left" style:position="-0.25in"/>
        </style:tab-stops>
      </style:paragraph-properties>
    </style:style>
    <style:style style:name="T24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25" style:parent-style-name="DefaultParagraphFont" style:family="text">
      <style:text-properties style:font-name="Arial" style:font-name-asian="Times New Roman" style:font-name-complex="Arial" fo:color="#FF0000" style:letter-kerning="false" fo:font-size="13.5pt" style:font-size-asian="13.5pt" style:font-size-complex="13.5pt"/>
    </style:style>
    <style:style style:name="P26" style:parent-style-name="Normal" style:family="paragraph">
      <style:paragraph-properties fo:margin-top="0.0694in" fo:margin-bottom="0.0694in" fo:line-height="100%" fo:background-color="#FEFEFE"/>
    </style:style>
    <style:style style:name="T27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28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29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P30" style:parent-style-name="Normal" style:family="paragraph">
      <style:paragraph-properties fo:margin-top="0.0694in" fo:margin-bottom="0.0694in" fo:line-height="100%" fo:background-color="#FEFEFE"/>
    </style:style>
    <style:style style:name="T31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ableColumn33" style:family="table-column">
      <style:table-column-properties style:column-width="1.2951in"/>
    </style:style>
    <style:style style:name="TableColumn34" style:family="table-column">
      <style:table-column-properties style:column-width="1.2076in"/>
    </style:style>
    <style:style style:name="TableColumn35" style:family="table-column">
      <style:table-column-properties style:column-width="3.2944in"/>
    </style:style>
    <style:style style:name="Table32" style:family="table">
      <style:table-properties style:width="5.7972in" fo:margin-left="0in" table:align="left"/>
    </style:style>
    <style:style style:name="TableRow36" style:family="table-row">
      <style:table-row-properties/>
    </style:style>
    <style:style style:name="TableCell37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3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ell39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4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ell41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4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Row43" style:family="table-row">
      <style:table-row-properties/>
    </style:style>
    <style:style style:name="TableCell44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4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46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47" style:parent-style-name="Normal" style:family="paragraph">
      <style:paragraph-properties fo:text-align="center" fo:margin-bottom="0in" fo:line-height="100%"/>
    </style:style>
    <style:style style:name="T48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Cell49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50" style:parent-style-name="Normal" style:family="paragraph">
      <style:paragraph-properties fo:text-align="center" fo:margin-bottom="0in" fo:line-height="100%"/>
    </style:style>
    <style:style style:name="T51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Row52" style:family="table-row">
      <style:table-row-properties/>
    </style:style>
    <style:style style:name="TableCell53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5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55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56" style:parent-style-name="Normal" style:family="paragraph">
      <style:paragraph-properties fo:text-align="center" fo:margin-bottom="0in" fo:line-height="100%"/>
    </style:style>
    <style:style style:name="T57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Cell58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59" style:parent-style-name="Normal" style:family="paragraph">
      <style:paragraph-properties fo:text-align="center" fo:margin-bottom="0in" fo:line-height="100%"/>
    </style:style>
    <style:style style:name="T60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Row61" style:family="table-row">
      <style:table-row-properties/>
    </style:style>
    <style:style style:name="TableCell62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6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64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65" style:parent-style-name="Normal" style:family="paragraph">
      <style:paragraph-properties fo:text-align="center" fo:margin-bottom="0in" fo:line-height="100%"/>
    </style:style>
    <style:style style:name="T66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Cell67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68" style:parent-style-name="Normal" style:family="paragraph">
      <style:paragraph-properties fo:text-align="center" fo:margin-bottom="0in" fo:line-height="100%"/>
    </style:style>
    <style:style style:name="T69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Row70" style:family="table-row">
      <style:table-row-properties/>
    </style:style>
    <style:style style:name="TableCell71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7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73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74" style:parent-style-name="Normal" style:family="paragraph">
      <style:paragraph-properties fo:text-align="center" fo:margin-bottom="0in" fo:line-height="100%"/>
    </style:style>
    <style:style style:name="T75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Cell76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77" style:parent-style-name="Normal" style:family="paragraph">
      <style:paragraph-properties fo:text-align="center" fo:margin-bottom="0in" fo:line-height="100%"/>
    </style:style>
    <style:style style:name="T78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Row79" style:family="table-row">
      <style:table-row-properties/>
    </style:style>
    <style:style style:name="TableCell80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8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82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83" style:parent-style-name="Normal" style:family="paragraph">
      <style:paragraph-properties fo:text-align="center" fo:margin-bottom="0in" fo:line-height="100%"/>
    </style:style>
    <style:style style:name="T84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Cell85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86" style:parent-style-name="Normal" style:family="paragraph">
      <style:paragraph-properties fo:text-align="center" fo:margin-bottom="0in" fo:line-height="100%"/>
    </style:style>
    <style:style style:name="T87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Row88" style:family="table-row">
      <style:table-row-properties/>
    </style:style>
    <style:style style:name="TableCell89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9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91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92" style:parent-style-name="Normal" style:family="paragraph">
      <style:paragraph-properties fo:text-align="center" fo:margin-bottom="0in" fo:line-height="100%"/>
    </style:style>
    <style:style style:name="T93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Cell94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95" style:parent-style-name="Normal" style:family="paragraph">
      <style:paragraph-properties fo:text-align="center" fo:margin-bottom="0in" fo:line-height="100%"/>
    </style:style>
    <style:style style:name="T96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Row97" style:family="table-row">
      <style:table-row-properties/>
    </style:style>
    <style:style style:name="TableCell98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9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00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101" style:parent-style-name="Normal" style:family="paragraph">
      <style:paragraph-properties fo:text-align="center" fo:margin-bottom="0in" fo:line-height="100%"/>
    </style:style>
    <style:style style:name="T102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Cell103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104" style:parent-style-name="Normal" style:family="paragraph">
      <style:paragraph-properties fo:text-align="center" fo:margin-bottom="0in" fo:line-height="100%"/>
    </style:style>
    <style:style style:name="T105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P106" style:parent-style-name="Normal" style:family="paragraph">
      <style:paragraph-properties fo:line-height="100%" fo:background-color="#FEFEFE"/>
      <style:text-properties style:font-name="Arial" style:font-name-asian="Times New Roman" style:font-name-complex="Arial" fo:color="#000000" style:letter-kerning="false" fo:font-size="12pt" style:font-size-asian="12pt" style:font-size-complex="12pt"/>
    </style:style>
    <style:style style:name="P107" style:parent-style-name="Normal" style:family="paragraph">
      <style:paragraph-properties fo:margin-top="0.0694in" fo:margin-bottom="0.0694in" fo:line-height="100%" fo:background-color="#FEFEFE"/>
    </style:style>
    <style:style style:name="T108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109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110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P111" style:parent-style-name="Normal" style:family="paragraph">
      <style:paragraph-properties fo:margin-top="0.0694in" fo:margin-bottom="0.0694in" fo:line-height="100%" fo:background-color="#FEFEFE"/>
    </style:style>
    <style:style style:name="T112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113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/>
    </style:style>
    <style:style style:name="TableColumn115" style:family="table-column">
      <style:table-column-properties style:column-width="1.5638in"/>
    </style:style>
    <style:style style:name="TableColumn116" style:family="table-column">
      <style:table-column-properties style:column-width="2.4375in"/>
    </style:style>
    <style:style style:name="TableColumn117" style:family="table-column">
      <style:table-column-properties style:column-width="1.9875in"/>
    </style:style>
    <style:style style:name="Table114" style:family="table">
      <style:table-properties style:width="5.9888in" fo:margin-left="0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12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ell121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12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ell123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12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Row125" style:family="table-row">
      <style:table-row-properties/>
    </style:style>
    <style:style style:name="TableCell126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12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28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129" style:parent-style-name="Normal" style:family="paragraph">
      <style:paragraph-properties fo:text-align="center" fo:margin-bottom="0in" fo:line-height="100%"/>
    </style:style>
    <style:style style:name="T130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Cell131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132" style:parent-style-name="Normal" style:family="paragraph">
      <style:paragraph-properties fo:text-align="center" fo:margin-bottom="0in" fo:line-height="100%"/>
    </style:style>
    <style:style style:name="T133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Row134" style:family="table-row">
      <style:table-row-properties/>
    </style:style>
    <style:style style:name="TableCell135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13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37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138" style:parent-style-name="Normal" style:family="paragraph">
      <style:paragraph-properties fo:text-align="center" fo:margin-bottom="0in" fo:line-height="100%"/>
    </style:style>
    <style:style style:name="T139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Cell140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141" style:parent-style-name="Normal" style:family="paragraph">
      <style:paragraph-properties fo:text-align="center" fo:margin-bottom="0in" fo:line-height="100%"/>
    </style:style>
    <style:style style:name="T142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Row143" style:family="table-row">
      <style:table-row-properties/>
    </style:style>
    <style:style style:name="TableCell144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14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46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147" style:parent-style-name="Normal" style:family="paragraph">
      <style:paragraph-properties fo:text-align="center" fo:margin-bottom="0in" fo:line-height="100%"/>
    </style:style>
    <style:style style:name="T148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Cell149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150" style:parent-style-name="Normal" style:family="paragraph">
      <style:paragraph-properties fo:text-align="center" fo:margin-bottom="0in" fo:line-height="100%"/>
    </style:style>
    <style:style style:name="T151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Row152" style:family="table-row">
      <style:table-row-properties/>
    </style:style>
    <style:style style:name="TableCell153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15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55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156" style:parent-style-name="Normal" style:family="paragraph">
      <style:paragraph-properties fo:text-align="center" fo:margin-bottom="0in" fo:line-height="100%"/>
    </style:style>
    <style:style style:name="T157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Cell158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159" style:parent-style-name="Normal" style:family="paragraph">
      <style:paragraph-properties fo:text-align="center" fo:margin-bottom="0in" fo:line-height="100%"/>
    </style:style>
    <style:style style:name="T160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Row161" style:family="table-row">
      <style:table-row-properties/>
    </style:style>
    <style:style style:name="TableCell162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16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64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165" style:parent-style-name="Normal" style:family="paragraph">
      <style:paragraph-properties fo:text-align="center" fo:margin-bottom="0in" fo:line-height="100%"/>
    </style:style>
    <style:style style:name="T166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Cell167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168" style:parent-style-name="Normal" style:family="paragraph">
      <style:paragraph-properties fo:text-align="center" fo:margin-bottom="0in" fo:line-height="100%"/>
    </style:style>
    <style:style style:name="T169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P170" style:parent-style-name="Normal" style:family="paragraph">
      <style:paragraph-properties fo:line-height="100%" fo:background-color="#FEFEFE"/>
      <style:text-properties style:font-name="Arial" style:font-name-asian="Times New Roman" style:font-name-complex="Arial" fo:color="#000000" style:letter-kerning="false" fo:font-size="12pt" style:font-size-asian="12pt" style:font-size-complex="12pt"/>
    </style:style>
    <style:style style:name="P171" style:parent-style-name="Normal" style:family="paragraph">
      <style:paragraph-properties fo:margin-top="0.0694in" fo:margin-bottom="0.0694in" fo:line-height="100%" fo:background-color="#FEFEFE"/>
    </style:style>
    <style:style style:name="T172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P173" style:parent-style-name="Normal" style:list-style-name="LFO8" style:family="paragraph">
      <style:paragraph-properties fo:margin-bottom="0.1666in" fo:line-height="100%" fo:margin-left="0.75in" fo:background-color="#FEFEFE">
        <style:tab-stops>
          <style:tab-stop style:type="left" style:position="-0.25in"/>
        </style:tab-stops>
      </style:paragraph-properties>
    </style:style>
    <style:style style:name="T174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P175" style:parent-style-name="Normal" style:list-style-name="LFO8" style:family="paragraph">
      <style:paragraph-properties fo:margin-bottom="0.1666in" fo:line-height="100%" fo:margin-left="1.5in" fo:background-color="#FEFEFE">
        <style:tab-stops>
          <style:tab-stop style:type="left" style:position="-0.5in"/>
        </style:tab-stops>
      </style:paragraph-properties>
    </style:style>
    <style:style style:name="T176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P177" style:parent-style-name="Normal" style:list-style-name="LFO8" style:family="paragraph">
      <style:paragraph-properties fo:margin-bottom="0.1666in" fo:line-height="100%" fo:margin-left="1.5in" fo:background-color="#FEFEFE">
        <style:tab-stops>
          <style:tab-stop style:type="left" style:position="-0.5in"/>
        </style:tab-stops>
      </style:paragraph-properties>
    </style:style>
    <style:style style:name="T178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P179" style:parent-style-name="Normal" style:list-style-name="LFO8" style:family="paragraph">
      <style:paragraph-properties fo:margin-bottom="0.1666in" fo:line-height="100%" fo:margin-left="1.5in" fo:background-color="#FEFEFE">
        <style:tab-stops>
          <style:tab-stop style:type="left" style:position="-0.5in"/>
        </style:tab-stops>
      </style:paragraph-properties>
    </style:style>
    <style:style style:name="T180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P181" style:parent-style-name="Normal" style:list-style-name="LFO8" style:family="paragraph">
      <style:paragraph-properties fo:margin-bottom="0.1666in" fo:line-height="100%" fo:margin-left="1.5in" fo:background-color="#FEFEFE">
        <style:tab-stops>
          <style:tab-stop style:type="left" style:position="-0.5in"/>
        </style:tab-stops>
      </style:paragraph-properties>
    </style:style>
    <style:style style:name="T182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P183" style:parent-style-name="Normal" style:list-style-name="LFO8" style:family="paragraph">
      <style:paragraph-properties fo:margin-bottom="0.1666in" fo:line-height="100%" fo:margin-left="1.5in" fo:background-color="#FEFEFE">
        <style:tab-stops>
          <style:tab-stop style:type="left" style:position="-0.5in"/>
        </style:tab-stops>
      </style:paragraph-properties>
    </style:style>
    <style:style style:name="T184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P185" style:parent-style-name="Normal" style:list-style-name="LFO8" style:family="paragraph">
      <style:paragraph-properties fo:margin-bottom="0.1666in" fo:line-height="100%" fo:margin-left="1.5in" fo:background-color="#FEFEFE">
        <style:tab-stops>
          <style:tab-stop style:type="left" style:position="-0.5in"/>
        </style:tab-stops>
      </style:paragraph-properties>
    </style:style>
    <style:style style:name="T186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P187" style:parent-style-name="Normal" style:list-style-name="LFO8" style:family="paragraph">
      <style:paragraph-properties fo:margin-bottom="0.1666in" fo:line-height="100%" fo:margin-left="1.5in" fo:background-color="#FEFEFE">
        <style:tab-stops>
          <style:tab-stop style:type="left" style:position="-0.5in"/>
        </style:tab-stops>
      </style:paragraph-properties>
    </style:style>
    <style:style style:name="T188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P189" style:parent-style-name="Normal" style:list-style-name="LFO8" style:family="paragraph">
      <style:paragraph-properties fo:margin-bottom="0.1666in" fo:line-height="100%" fo:margin-left="1.5in" fo:background-color="#FEFEFE">
        <style:tab-stops>
          <style:tab-stop style:type="left" style:position="-0.5in"/>
        </style:tab-stops>
      </style:paragraph-properties>
    </style:style>
    <style:style style:name="T190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P191" style:parent-style-name="Normal" style:list-style-name="LFO8" style:family="paragraph">
      <style:paragraph-properties fo:margin-bottom="0in" fo:line-height="100%" fo:margin-left="1.5in" fo:background-color="#FEFEFE">
        <style:tab-stops>
          <style:tab-stop style:type="left" style:position="-0.5in"/>
        </style:tab-stops>
      </style:paragraph-properties>
    </style:style>
    <style:style style:name="T192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P193" style:parent-style-name="Normal" style:list-style-name="LFO9" style:family="paragraph">
      <style:paragraph-properties fo:line-height="100%" fo:margin-left="0.75in" fo:background-color="#FEFEFE">
        <style:tab-stops>
          <style:tab-stop style:type="left" style:position="-0.25in"/>
        </style:tab-stops>
      </style:paragraph-properties>
    </style:style>
    <style:style style:name="T194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195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/>
    </style:style>
    <style:style style:name="TableColumn197" style:family="table-column">
      <style:table-column-properties style:column-width="0.9388in"/>
    </style:style>
    <style:style style:name="TableColumn198" style:family="table-column">
      <style:table-column-properties style:column-width="2.7736in"/>
    </style:style>
    <style:style style:name="TableColumn199" style:family="table-column">
      <style:table-column-properties style:column-width="2.2763in"/>
    </style:style>
    <style:style style:name="Table196" style:family="table">
      <style:table-properties style:width="5.9888in" fo:margin-left="0in" table:align="left"/>
    </style:style>
    <style:style style:name="TableRow200" style:family="table-row">
      <style:table-row-properties/>
    </style:style>
    <style:style style:name="TableCell201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0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ell203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0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ell205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0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Row207" style:family="table-row">
      <style:table-row-properties/>
    </style:style>
    <style:style style:name="TableCell208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0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10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11" style:parent-style-name="Normal" style:family="paragraph">
      <style:paragraph-properties fo:text-align="center" fo:margin-bottom="0in" fo:line-height="100%"/>
    </style:style>
    <style:style style:name="T212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Cell213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14" style:parent-style-name="Normal" style:family="paragraph">
      <style:paragraph-properties fo:text-align="center" fo:margin-bottom="0in" fo:line-height="100%"/>
    </style:style>
    <style:style style:name="T215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Row216" style:family="table-row">
      <style:table-row-properties/>
    </style:style>
    <style:style style:name="TableCell217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1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19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20" style:parent-style-name="Normal" style:family="paragraph">
      <style:paragraph-properties fo:text-align="center" fo:margin-bottom="0in" fo:line-height="100%"/>
    </style:style>
    <style:style style:name="T221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Cell222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23" style:parent-style-name="Normal" style:family="paragraph">
      <style:paragraph-properties fo:text-align="center" fo:margin-bottom="0in" fo:line-height="100%"/>
    </style:style>
    <style:style style:name="T224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Row225" style:family="table-row">
      <style:table-row-properties/>
    </style:style>
    <style:style style:name="TableCell226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2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28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29" style:parent-style-name="Normal" style:family="paragraph">
      <style:paragraph-properties fo:text-align="center" fo:margin-bottom="0in" fo:line-height="100%"/>
    </style:style>
    <style:style style:name="T230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Cell231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32" style:parent-style-name="Normal" style:family="paragraph">
      <style:paragraph-properties fo:text-align="center" fo:margin-bottom="0in" fo:line-height="100%"/>
    </style:style>
    <style:style style:name="T233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Row234" style:family="table-row">
      <style:table-row-properties/>
    </style:style>
    <style:style style:name="TableCell235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3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37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38" style:parent-style-name="Normal" style:family="paragraph">
      <style:paragraph-properties fo:text-align="center" fo:margin-bottom="0in" fo:line-height="100%"/>
    </style:style>
    <style:style style:name="T239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Cell240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41" style:parent-style-name="Normal" style:family="paragraph">
      <style:paragraph-properties fo:text-align="center" fo:margin-bottom="0in" fo:line-height="100%"/>
    </style:style>
    <style:style style:name="T242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Row243" style:family="table-row">
      <style:table-row-properties/>
    </style:style>
    <style:style style:name="TableCell244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4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46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47" style:parent-style-name="Normal" style:family="paragraph">
      <style:paragraph-properties fo:text-align="center" fo:margin-bottom="0in" fo:line-height="100%"/>
    </style:style>
    <style:style style:name="T248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Cell249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50" style:parent-style-name="Normal" style:family="paragraph">
      <style:paragraph-properties fo:text-align="center" fo:margin-bottom="0in" fo:line-height="100%"/>
    </style:style>
    <style:style style:name="T251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Row252" style:family="table-row">
      <style:table-row-properties/>
    </style:style>
    <style:style style:name="TableCell253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5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55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56" style:parent-style-name="Normal" style:family="paragraph">
      <style:paragraph-properties fo:text-align="center" fo:margin-bottom="0in" fo:line-height="100%"/>
    </style:style>
    <style:style style:name="T257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Cell258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59" style:parent-style-name="Normal" style:family="paragraph">
      <style:paragraph-properties fo:text-align="center" fo:margin-bottom="0in" fo:line-height="100%"/>
    </style:style>
    <style:style style:name="T260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Row261" style:family="table-row">
      <style:table-row-properties/>
    </style:style>
    <style:style style:name="TableCell262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6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64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65" style:parent-style-name="Normal" style:family="paragraph">
      <style:paragraph-properties fo:text-align="center" fo:margin-bottom="0in" fo:line-height="100%"/>
    </style:style>
    <style:style style:name="T266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Cell267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68" style:parent-style-name="Normal" style:family="paragraph">
      <style:paragraph-properties fo:text-align="center" fo:margin-bottom="0in" fo:line-height="100%"/>
    </style:style>
    <style:style style:name="T269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Row270" style:family="table-row">
      <style:table-row-properties/>
    </style:style>
    <style:style style:name="TableCell271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7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73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74" style:parent-style-name="Normal" style:family="paragraph">
      <style:paragraph-properties fo:text-align="center" fo:margin-bottom="0in" fo:line-height="100%"/>
    </style:style>
    <style:style style:name="T275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Cell276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77" style:parent-style-name="Normal" style:family="paragraph">
      <style:paragraph-properties fo:text-align="center" fo:margin-bottom="0in" fo:line-height="100%"/>
    </style:style>
    <style:style style:name="T278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Row279" style:family="table-row">
      <style:table-row-properties/>
    </style:style>
    <style:style style:name="TableCell280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8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82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83" style:parent-style-name="Normal" style:family="paragraph">
      <style:paragraph-properties fo:text-align="center" fo:margin-bottom="0in" fo:line-height="100%"/>
    </style:style>
    <style:style style:name="T284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Cell285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86" style:parent-style-name="Normal" style:family="paragraph">
      <style:paragraph-properties fo:text-align="center" fo:margin-bottom="0in" fo:line-height="100%"/>
    </style:style>
    <style:style style:name="T287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P288" style:parent-style-name="Normal" style:family="paragraph">
      <style:paragraph-properties fo:line-height="100%" fo:background-color="#FEFEFE"/>
      <style:text-properties style:font-name="Arial" style:font-name-asian="Times New Roman" style:font-name-complex="Arial" fo:color="#000000" style:letter-kerning="false" fo:font-size="12pt" style:font-size-asian="12pt" style:font-size-complex="12pt"/>
    </style:style>
    <style:style style:name="P289" style:parent-style-name="Normal" style:family="paragraph">
      <style:paragraph-properties fo:margin-top="0.0694in" fo:margin-bottom="0.0694in" fo:line-height="100%" fo:background-color="#FEFEFE"/>
    </style:style>
    <style:style style:name="T290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ableColumn292" style:family="table-column">
      <style:table-column-properties style:column-width="0.3in"/>
    </style:style>
    <style:style style:name="TableColumn293" style:family="table-column">
      <style:table-column-properties style:column-width="0.9666in"/>
    </style:style>
    <style:style style:name="Table291" style:family="table">
      <style:table-properties style:width="1.2666in" fo:margin-left="0in" table:align="left"/>
    </style:style>
    <style:style style:name="TableRow294" style:family="table-row">
      <style:table-row-properties/>
    </style:style>
    <style:style style:name="TableCell295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97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298" style:parent-style-name="Normal" style:family="paragraph">
      <style:paragraph-properties fo:margin-bottom="0in" fo:line-height="100%"/>
    </style:style>
    <style:style style:name="T299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Row300" style:family="table-row">
      <style:table-row-properties/>
    </style:style>
    <style:style style:name="TableCell301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3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303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304" style:parent-style-name="Normal" style:family="paragraph">
      <style:paragraph-properties fo:margin-bottom="0in" fo:line-height="100%"/>
    </style:style>
    <style:style style:name="T305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Row306" style:family="table-row">
      <style:table-row-properties/>
    </style:style>
    <style:style style:name="TableCell307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3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309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310" style:parent-style-name="Normal" style:family="paragraph">
      <style:paragraph-properties fo:margin-bottom="0in" fo:line-height="100%"/>
    </style:style>
    <style:style style:name="T311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Row312" style:family="table-row">
      <style:table-row-properties/>
    </style:style>
    <style:style style:name="TableCell313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3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315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316" style:parent-style-name="Normal" style:family="paragraph">
      <style:paragraph-properties fo:margin-bottom="0in" fo:line-height="100%"/>
    </style:style>
    <style:style style:name="T317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TableRow318" style:family="table-row">
      <style:table-row-properties/>
    </style:style>
    <style:style style:name="TableCell319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3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321" style:family="table-cell">
      <style:table-cell-properties fo:border="0.0104in outset #000000" style:writing-mode="lr-tb" style:vertical-align="middle" fo:padding-top="0.0083in" fo:padding-left="0.0083in" fo:padding-bottom="0.0083in" fo:padding-right="0.0083in"/>
    </style:style>
    <style:style style:name="P322" style:parent-style-name="Normal" style:family="paragraph">
      <style:paragraph-properties fo:margin-bottom="0in" fo:line-height="100%"/>
    </style:style>
    <style:style style:name="T323" style:parent-style-name="DefaultParagraphFont" style:family="text">
      <style:text-properties style:font-name="Times New Roman" style:font-name-asian="Times New Roman" style:font-name-complex="Times New Roman" fo:color="#E74C3C" style:letter-kerning="false" fo:font-size="12pt" style:font-size-asian="12pt" style:font-size-complex="12pt"/>
    </style:style>
    <style:style style:name="P324" style:parent-style-name="Normal" style:family="paragraph">
      <style:paragraph-properties fo:line-height="100%" fo:background-color="#FEFEFE"/>
      <style:text-properties style:font-name="Arial" style:font-name-asian="Times New Roman" style:font-name-complex="Arial" fo:color="#000000" style:letter-kerning="false" fo:font-size="12pt" style:font-size-asian="12pt" style:font-size-complex="12pt"/>
    </style:style>
    <style:style style:name="P325" style:parent-style-name="Normal" style:family="paragraph">
      <style:paragraph-properties fo:margin-top="0.0694in" fo:margin-bottom="0.0694in" fo:line-height="100%" fo:background-color="#FEFEFE"/>
    </style:style>
    <style:style style:name="T326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27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28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P329" style:parent-style-name="Normal" style:family="paragraph">
      <style:paragraph-properties fo:margin-top="0.0694in" fo:margin-bottom="0.0694in" fo:line-height="100%" fo:background-color="#FEFEFE"/>
    </style:style>
    <style:style style:name="T330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P331" style:parent-style-name="Normal" style:family="paragraph">
      <style:paragraph-properties fo:margin-top="0.0694in" fo:margin-bottom="0.0694in" fo:line-height="100%" fo:background-color="#FEFEFE"/>
    </style:style>
    <style:style style:name="T332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33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34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P335" style:parent-style-name="Normal" style:family="paragraph">
      <style:paragraph-properties fo:margin-top="0.0694in" fo:margin-bottom="0.0694in" fo:line-height="100%" fo:background-color="#FEFEFE"/>
    </style:style>
    <style:style style:name="T336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37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38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P339" style:parent-style-name="Normal" style:family="paragraph">
      <style:paragraph-properties fo:margin-top="0.0694in" fo:margin-bottom="0.0694in" fo:line-height="100%" fo:background-color="#FEFEFE"/>
    </style:style>
    <style:style style:name="T340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41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42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343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/>
    </style:style>
    <style:style style:name="P344" style:parent-style-name="Normal" style:family="paragraph">
      <style:paragraph-properties fo:margin-top="0.0694in" fo:margin-bottom="0.0694in" fo:line-height="100%" fo:background-color="#FEFEFE"/>
      <style:text-properties style:font-name="Arial" style:font-name-asian="Times New Roman" style:font-name-complex="Arial" fo:color="#000000" style:letter-kerning="false" fo:font-size="12pt" style:font-size-asian="12pt" style:font-size-complex="12pt"/>
    </style:style>
    <style:style style:name="P345" style:parent-style-name="Normal" style:family="paragraph">
      <style:paragraph-properties fo:margin-top="0.0694in" fo:margin-bottom="0.0694in" fo:line-height="100%" fo:background-color="#FEFEFE"/>
      <style:text-properties style:font-name="Arial" style:font-name-asian="Times New Roman" style:font-name-complex="Arial" fo:color="#000000" style:letter-kerning="false" fo:font-size="12pt" style:font-size-asian="12pt" style:font-size-complex="12pt"/>
    </style:style>
    <style:style style:name="P346" style:parent-style-name="Normal" style:family="paragraph">
      <style:paragraph-properties fo:break-before="page"/>
      <style:text-properties style:font-name="Arial" style:font-name-asian="Times New Roman" style:font-name-complex="Arial" fo:color="#000000" style:letter-kerning="false" fo:font-size="12pt" style:font-size-asian="12pt" style:font-size-complex="12pt"/>
    </style:style>
    <style:style style:name="P347" style:parent-style-name="Normal" style:family="paragraph">
      <style:paragraph-properties fo:margin-top="0.0694in" fo:margin-bottom="0.0694in" fo:line-height="100%" fo:background-color="#FEFEFE"/>
    </style:style>
    <style:style style:name="T34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CCFF" style:letter-kerning="false" fo:font-size="13.5pt" style:font-size-asian="13.5pt" style:font-size-complex="13.5pt"/>
    </style:style>
    <style:style style:name="T349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5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3.5pt" style:font-size-asian="13.5pt" style:font-size-complex="13.5pt"/>
    </style:style>
    <style:style style:name="T351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52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53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54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355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56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57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358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59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60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361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P362" style:parent-style-name="Normal" style:family="paragraph">
      <style:paragraph-properties fo:margin-top="0.0694in" fo:margin-bottom="0.0694in" fo:line-height="100%" fo:background-color="#FEFEFE"/>
    </style:style>
    <style:style style:name="T363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64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365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66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67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P368" style:parent-style-name="Normal" style:family="paragraph">
      <style:paragraph-properties fo:margin-top="0.0694in" fo:margin-bottom="0.0694in" fo:line-height="100%" fo:background-color="#FEFEFE"/>
    </style:style>
    <style:style style:name="T369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70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71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72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373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374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375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376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77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78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379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80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81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382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83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84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P385" style:parent-style-name="Normal" style:family="paragraph">
      <style:paragraph-properties fo:margin-top="0.0694in" fo:margin-bottom="0.0694in" fo:line-height="100%" fo:background-color="#FEFEFE"/>
    </style:style>
    <style:style style:name="T386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87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88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89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390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391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392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393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94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95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396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97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98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399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400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01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02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403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04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05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P406" style:parent-style-name="Normal" style:family="paragraph">
      <style:paragraph-properties fo:margin-top="0.0694in" fo:margin-bottom="0.0694in" fo:line-height="100%" fo:background-color="#FEFEFE"/>
    </style:style>
    <style:style style:name="T407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0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3.5pt" style:font-size-asian="13.5pt" style:font-size-complex="13.5pt"/>
    </style:style>
    <style:style style:name="P409" style:parent-style-name="Normal" style:family="paragraph">
      <style:paragraph-properties fo:margin-top="0.0694in" fo:margin-bottom="0.0694in" fo:line-height="100%" fo:background-color="#FEFEFE"/>
    </style:style>
    <style:style style:name="T410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11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12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413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14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15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416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17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18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419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20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21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422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23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24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425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26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27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428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29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30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431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32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33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434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35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36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437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38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39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440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41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42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  <style:style style:name="T443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44" style:parent-style-name="DefaultParagraphFont" style:family="text">
      <style:text-properties style:font-name="Arial" style:font-name-asian="Times New Roman" style:font-name-complex="Arial" fo:color="#000000" style:letter-kerning="false" fo:font-size="13.5pt" style:font-size-asian="13.5pt" style:font-size-complex="13.5pt"/>
    </style:style>
    <style:style style:name="T445" style:parent-style-name="DefaultParagraphFont" style:family="text">
      <style:text-properties style:font-name="Arial" style:font-name-asian="Times New Roman" style:font-name-complex="Arial" fo:color="#E74C3C" style:letter-kerning="false" fo:font-size="13.5pt" style:font-size-asian="13.5pt" style:font-size-complex="13.5pt"/>
    </style:style>
  </office:automatic-styles>
  <office:body>
    <office:text text:use-soft-page-breaks="true">
      <text:p text:style-name="P1"><text:span text:style-name="T2">Protocols Task – Answers</text:span></text:p>
      <text:p text:style-name="P3"><text:span text:style-name="T4">Theoretical Questions:</text:span></text:p>
      <text:p text:style-name="P5"><text:span text:style-name="T6">1.Name 3 services that SSH provides:</text:span></text:p>
      <text:list text:style-name="LFO1" text:continue-numbering="true">
        <text:list-item>
          <text:p text:style-name="P7"><text:span text:style-name="T8">Secure network services</text:span></text:p>
        </text:list-item>
      </text:list>
      <text:list text:style-name="LFO2" text:continue-numbering="true">
        <text:list-item>
          <text:p text:style-name="P9"><text:span text:style-name="T10">Strong password authentication</text:span></text:p>
        </text:list-item>
      </text:list>
      <text:list text:style-name="LFO3" text:continue-numbering="true">
        <text:list-item>
          <text:p text:style-name="P11"><text:span text:style-name="T12">Public key authentication</text:span></text:p>
        </text:list-item>
      </text:list>
      <text:list text:style-name="LFO4" text:continue-numbering="true">
        <text:list-item>
          <text:p text:style-name="P13"><text:span text:style-name="T14">Encrypted data communications between two computers connecting over an open network</text:span></text:p>
        </text:list-item>
      </text:list>
      <text:p text:style-name="P15"><text:span text:style-name="T16">2. SSH works over 3 layers in unison: the transport layer, the user authentication layer and the connection layer. Explain the usage of each layer:</text:span></text:p>
      <text:list text:style-name="LFO5" text:continue-numbering="true">
        <text:list-item>
          <text:p text:style-name="P17"><text:span text:style-name="T18">Transport layer – </text:span><text:span text:style-name="T19">conducts the exchange of encryption keys between the client and the remote server and manages the SSH connection.</text:span></text:p>
        </text:list-item>
      </text:list>
      <text:list text:style-name="LFO6" text:continue-numbering="true">
        <text:list-item>
          <text:p text:style-name="P20"><text:span text:style-name="T21">User authentication layer – </text:span><text:span text:style-name="T22">allows users to authenticate themselves using different authentication methods. The most common method is a user password, but password-less and one-time password authentication systems are also possible, depending on the client application in use.</text:span></text:p>
        </text:list-item>
      </text:list>
      <text:list text:style-name="LFO7" text:continue-numbering="true">
        <text:list-item>
          <text:p text:style-name="P23"><text:span text:style-name="T24">Connection layer –</text:span><text:span text:style-name="T25"> the SSH client interface operates over this layer. It includes shell access applications such as PuTTY, secure FTP clients such as Filezilla, and all other SSH clients.</text:span></text:p>
        </text:list-item>
      </text:list>
      <text:p text:style-name="P26"><text:span text:style-name="T27">3. What is PuTTy?</text:span><text:span text:style-name="T28"><text:line-break/></text:span><text:span text:style-name="T29">A software terminal emulator for Windows and Linux that provides a text-based user interface to allow access to remote computers running SSH and Telnet or any of its other supported protocols.</text:span></text:p>
      <text:p text:style-name="P30"><text:span text:style-name="T31">4. Fill in the following table regarding the differences between HTTP and HTTPS:</text:span></text:p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header-rows>
          <table:table-row table:style-name="TableRow36">
            <table:table-cell table:style-name="TableCell37">
              <text:p text:style-name="P38"> </text:p>
            </table:table-cell>
            <table:table-cell table:style-name="TableCell39">
              <text:p text:style-name="P40">HTTP</text:p>
            </table:table-cell>
            <table:table-cell table:style-name="TableCell41">
              <text:p text:style-name="P42">HTTPS</text:p>
            </table:table-cell>
          </table:table-row>
        </table:table-header-rows>
        <table:table-row table:style-name="TableRow43">
          <table:table-cell table:style-name="TableCell44">
            <text:p text:style-name="P45">Security</text:p>
          </table:table-cell>
          <table:table-cell table:style-name="TableCell46">
            <text:p text:style-name="P47"><text:span text:style-name="T48">No</text:span></text:p>
          </table:table-cell>
          <table:table-cell table:style-name="TableCell49">
            <text:p text:style-name="P50"><text:span text:style-name="T51">Yes</text:span></text:p>
          </table:table-cell>
        </table:table-row>
        <table:table-row table:style-name="TableRow52">
          <table:table-cell table:style-name="TableCell53">
            <text:p text:style-name="P54">Port Number</text:p>
          </table:table-cell>
          <table:table-cell table:style-name="TableCell55">
            <text:p text:style-name="P56"><text:span text:style-name="T57">80</text:span></text:p>
          </table:table-cell>
          <table:table-cell table:style-name="TableCell58">
            <text:p text:style-name="P59"><text:span text:style-name="T60">443</text:span></text:p>
          </table:table-cell>
        </table:table-row>
        <table:table-row table:style-name="TableRow61">
          <table:table-cell table:style-name="TableCell62">
            <text:p text:style-name="P63">OSI Layer</text:p>
          </table:table-cell>
          <table:table-cell table:style-name="TableCell64">
            <text:p text:style-name="P65"><text:span text:style-name="T66">Application layer</text:span></text:p>
          </table:table-cell>
          <table:table-cell table:style-name="TableCell67">
            <text:p text:style-name="P68"><text:span text:style-name="T69">Transport Security Layer (TSL)</text:span></text:p>
          </table:table-cell>
        </table:table-row>
        <table:table-row table:style-name="TableRow70">
          <table:table-cell table:style-name="TableCell71">
            <text:p text:style-name="P72">SSL certificate</text:p>
          </table:table-cell>
          <table:table-cell table:style-name="TableCell73">
            <text:p text:style-name="P74"><text:span text:style-name="T75">No</text:span></text:p>
          </table:table-cell>
          <table:table-cell table:style-name="TableCell76">
            <text:p text:style-name="P77"><text:span text:style-name="T78">Yes</text:span></text:p>
          </table:table-cell>
        </table:table-row>
        <text:soft-page-break/>
        <table:table-row table:style-name="TableRow79">
          <table:table-cell table:style-name="TableCell80">
            <text:p text:style-name="P81">Encryption</text:p>
          </table:table-cell>
          <table:table-cell table:style-name="TableCell82">
            <text:p text:style-name="P83"><text:span text:style-name="T84">No</text:span></text:p>
          </table:table-cell>
          <table:table-cell table:style-name="TableCell85">
            <text:p text:style-name="P86"><text:span text:style-name="T87">Yes, right before transmission</text:span></text:p>
          </table:table-cell>
        </table:table-row>
        <table:table-row table:style-name="TableRow88">
          <table:table-cell table:style-name="TableCell89">
            <text:p text:style-name="P90">Domain validation</text:p>
          </table:table-cell>
          <table:table-cell table:style-name="TableCell91">
            <text:p text:style-name="P92"><text:span text:style-name="T93">Not necessarily</text:span></text:p>
          </table:table-cell>
          <table:table-cell table:style-name="TableCell94">
            <text:p text:style-name="P95"><text:span text:style-name="T96">Yes, certain certifications require a legal process</text:span></text:p>
          </table:table-cell>
        </table:table-row>
        <table:table-row table:style-name="TableRow97">
          <table:table-cell table:style-name="TableCell98">
            <text:p text:style-name="P99">Control over data</text:p>
          </table:table-cell>
          <table:table-cell table:style-name="TableCell100">
            <text:p text:style-name="P101"><text:span text:style-name="T102">No</text:span></text:p>
          </table:table-cell>
          <table:table-cell table:style-name="TableCell103">
            <text:p text:style-name="P104"><text:span text:style-name="T105">No</text:span></text:p>
          </table:table-cell>
        </table:table-row>
      </table:table>
      <text:p text:style-name="P106"> </text:p>
      <text:p text:style-name="P107"><text:span text:style-name="T108">5. What makes HTTPS secure as opposed to HTTP? Explain your answer.</text:span><text:span text:style-name="T109"><text:line-break/></text:span><text:span text:style-name="T110">HTTPS uses a secure connection. The website’s server presents a certificate to prove the website’s identity to browsers, whereas HTTP does not need to provide “proof of identity.” </text:span></text:p>
      <text:p text:style-name="P111"><text:span text:style-name="T112">6. There are 5 key differences between HTTP and FTP. Fill in the following table:</text:span><text:span text:style-name="T113"><text:line-break/> </text:span></text:p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</table:table-columns>
        <table:table-header-rows>
          <table:table-row table:style-name="TableRow118">
            <table:table-cell table:style-name="TableCell119">
              <text:p text:style-name="P120"> </text:p>
            </table:table-cell>
            <table:table-cell table:style-name="TableCell121">
              <text:p text:style-name="P122">HTTP</text:p>
            </table:table-cell>
            <table:table-cell table:style-name="TableCell123">
              <text:p text:style-name="P124">FTP</text:p>
            </table:table-cell>
          </table:table-row>
        </table:table-header-rows>
        <table:table-row table:style-name="TableRow125">
          <table:table-cell table:style-name="TableCell126">
            <text:p text:style-name="P127">Purpose</text:p>
          </table:table-cell>
          <table:table-cell table:style-name="TableCell128">
            <text:p text:style-name="P129"><text:span text:style-name="T130">Access different sites online</text:span></text:p>
          </table:table-cell>
          <table:table-cell table:style-name="TableCell131">
            <text:p text:style-name="P132"><text:span text:style-name="T133">Transfer files from a server</text:span></text:p>
          </table:table-cell>
        </table:table-row>
        <table:table-row table:style-name="TableRow134">
          <table:table-cell table:style-name="TableCell135">
            <text:p text:style-name="P136">Connection type</text:p>
          </table:table-cell>
          <table:table-cell table:style-name="TableCell137">
            <text:p text:style-name="P138"><text:span text:style-name="T139">Data link only</text:span></text:p>
          </table:table-cell>
          <table:table-cell table:style-name="TableCell140">
            <text:p text:style-name="P141"><text:span text:style-name="T142">Data and control connection</text:span></text:p>
          </table:table-cell>
        </table:table-row>
        <table:table-row table:style-name="TableRow143">
          <table:table-cell table:style-name="TableCell144">
            <text:p text:style-name="P145">Authentication</text:p>
          </table:table-cell>
          <table:table-cell table:style-name="TableCell146">
            <text:p text:style-name="P147"><text:span text:style-name="T148">Doesn’t need authentication</text:span></text:p>
          </table:table-cell>
          <table:table-cell table:style-name="TableCell149">
            <text:p text:style-name="P150"><text:span text:style-name="T151">Passwords for authentication</text:span></text:p>
          </table:table-cell>
        </table:table-row>
        <table:table-row table:style-name="TableRow152">
          <table:table-cell table:style-name="TableCell153">
            <text:p text:style-name="P154">Data transfer quantities</text:p>
          </table:table-cell>
          <table:table-cell table:style-name="TableCell155">
            <text:p text:style-name="P156"><text:span text:style-name="T157">Smaller documents such as webpages</text:span></text:p>
          </table:table-cell>
          <table:table-cell table:style-name="TableCell158">
            <text:p text:style-name="P159"><text:span text:style-name="T160">Data saving</text:span></text:p>
          </table:table-cell>
        </table:table-row>
        <table:table-row table:style-name="TableRow161">
          <table:table-cell table:style-name="TableCell162">
            <text:p text:style-name="P163">Data saving</text:p>
          </table:table-cell>
          <table:table-cell table:style-name="TableCell164">
            <text:p text:style-name="P165"><text:span text:style-name="T166">Not saved</text:span></text:p>
          </table:table-cell>
          <table:table-cell table:style-name="TableCell167">
            <text:p text:style-name="P168"><text:span text:style-name="T169">Saved in the device’s memory</text:span></text:p>
          </table:table-cell>
        </table:table-row>
      </table:table>
      <text:p text:style-name="P170"> </text:p>
      <text:p text:style-name="P171"><text:span text:style-name="T172">7. There are 9 types of HTTP request methods: GET, HEAD, POST, PUT, DELETE, CONNECT, OPTIONS, TRACE, PATCH. </text:span></text:p>
      <text:list text:style-name="LFO8" text:continue-numbering="true">
        <text:list-item>
          <text:p text:style-name="P173"><text:span text:style-name="T174">Choose 4 methods and explain them.</text:span></text:p>
          <text:list text:continue-numbering="true">
            <text:list-item>
              <text:p text:style-name="P175"><text:span text:style-name="T176">GET – requests a representation of a specified resource.</text:span></text:p>
            </text:list-item>
            <text:list-item>
              <text:p text:style-name="P177"><text:span text:style-name="T178">HEAD – asks for a response identical to that of a GET request, but without a response body, meaning only the header of the response.</text:span></text:p>
            </text:list-item>
            <text:list-item>
              <text:p text:style-name="P179"><text:span text:style-name="T180">POST – used to submit an entity to a specified resource, often causing a change in state or side effects on the server.</text:span></text:p>
            </text:list-item>
            <text:list-item>
              <text:p text:style-name="P181"><text:span text:style-name="T182">PUT – replaces all current representations of a target resource with the request payload.</text:span></text:p>
            </text:list-item>
            <text:list-item>
              <text:p text:style-name="P183"><text:span text:style-name="T184">DELETE – deletes a specified source.</text:span></text:p>
            </text:list-item>
            <text:list-item>
              <text:p text:style-name="P185"><text:span text:style-name="T186">CONNECT – establishes a tunnel to the server identified by a target resource.</text:span></text:p>
            </text:list-item>
            <text:list-item>
              <text:p text:style-name="P187"><text:span text:style-name="T188">OPTIONS – describes the communication options for a target resource.</text:span></text:p>
            </text:list-item>
            <text:list-item>
              <text:p text:style-name="P189"><text:span text:style-name="T190">TRACE – performs a message loop-back test along the path to a target resource.</text:span></text:p>
            </text:list-item>
            <text:list-item>
              <text:p text:style-name="P191"><text:span text:style-name="T192">PATCH – applies partial modifications to a resource.</text:span></text:p>
            </text:list-item>
          </text:list>
        </text:list-item>
      </text:list>
      <text:list text:style-name="LFO9" text:continue-numbering="true">
        <text:list-item>
          <text:p text:style-name="P193"><text:span text:style-name="T194">Fill in the following table regarding the differences between the GET and POST methods:</text:span><text:span text:style-name="T195"><text:line-break/> </text:span></text:p>
        </text:list-item>
      </text:list>
      <table:table table:style-name="Table196">
        <table:table-columns>
          <table:table-column table:style-name="TableColumn197"/>
          <table:table-column table:style-name="TableColumn198"/>
          <table:table-column table:style-name="TableColumn199"/>
        </table:table-columns>
        <table:table-header-rows>
          <table:table-row table:style-name="TableRow200">
            <table:table-cell table:style-name="TableCell201">
              <text:p text:style-name="P202"> </text:p>
            </table:table-cell>
            <table:table-cell table:style-name="TableCell203">
              <text:p text:style-name="P204">GET</text:p>
            </table:table-cell>
            <table:table-cell table:style-name="TableCell205">
              <text:p text:style-name="P206">POST</text:p>
            </table:table-cell>
          </table:table-row>
        </table:table-header-rows>
        <table:table-row table:style-name="TableRow207">
          <table:table-cell table:style-name="TableCell208">
            <text:p text:style-name="P209">Back button</text:p>
          </table:table-cell>
          <table:table-cell table:style-name="TableCell210">
            <text:p text:style-name="P211"><text:span text:style-name="T212">Harmless</text:span></text:p>
          </table:table-cell>
          <table:table-cell table:style-name="TableCell213">
            <text:p text:style-name="P214"><text:span text:style-name="T215">Data will be re-submitted</text:span></text:p>
          </table:table-cell>
        </table:table-row>
        <table:table-row table:style-name="TableRow216">
          <table:table-cell table:style-name="TableCell217">
            <text:p text:style-name="P218">Bookmark</text:p>
          </table:table-cell>
          <table:table-cell table:style-name="TableCell219">
            <text:p text:style-name="P220"><text:span text:style-name="T221">Can be bookmarked</text:span></text:p>
          </table:table-cell>
          <table:table-cell table:style-name="TableCell222">
            <text:p text:style-name="P223"><text:span text:style-name="T224">Cannot be bookmarked</text:span></text:p>
          </table:table-cell>
        </table:table-row>
        <table:table-row table:style-name="TableRow225">
          <table:table-cell table:style-name="TableCell226">
            <text:p text:style-name="P227">Cached</text:p>
          </table:table-cell>
          <table:table-cell table:style-name="TableCell228">
            <text:p text:style-name="P229"><text:span text:style-name="T230">Can be cached</text:span></text:p>
          </table:table-cell>
          <table:table-cell table:style-name="TableCell231">
            <text:p text:style-name="P232"><text:span text:style-name="T233">Not cached</text:span></text:p>
          </table:table-cell>
        </table:table-row>
        <table:table-row table:style-name="TableRow234">
          <table:table-cell table:style-name="TableCell235">
            <text:p text:style-name="P236">Encryption</text:p>
          </table:table-cell>
          <table:table-cell table:style-name="TableCell237">
            <text:p text:style-name="P238"><text:span text:style-name="T239">Application/x-www-form-urlencoded</text:span></text:p>
          </table:table-cell>
          <table:table-cell table:style-name="TableCell240">
            <text:p text:style-name="P241"><text:span text:style-name="T242">Application /x-www-form-urlencoded or multipart encoding for binary data</text:span></text:p>
          </table:table-cell>
        </table:table-row>
        <table:table-row table:style-name="TableRow243">
          <table:table-cell table:style-name="TableCell244">
            <text:p text:style-name="P245">History</text:p>
          </table:table-cell>
          <table:table-cell table:style-name="TableCell246">
            <text:p text:style-name="P247"><text:span text:style-name="T248">Saved in browser history</text:span></text:p>
          </table:table-cell>
          <table:table-cell table:style-name="TableCell249">
            <text:p text:style-name="P250"><text:span text:style-name="T251">Not saved in browser history</text:span></text:p>
          </table:table-cell>
        </table:table-row>
        <table:table-row table:style-name="TableRow252">
          <table:table-cell table:style-name="TableCell253">
            <text:p text:style-name="P254">Length restriction</text:p>
          </table:table-cell>
          <table:table-cell table:style-name="TableCell255">
            <text:p text:style-name="P256"><text:span text:style-name="T257">Yes, when sending data, GET adds the data to the URL and the URL length is 2048 characters</text:span></text:p>
          </table:table-cell>
          <table:table-cell table:style-name="TableCell258">
            <text:p text:style-name="P259"><text:span text:style-name="T260">No restrictions</text:span></text:p>
          </table:table-cell>
        </table:table-row>
        <table:table-row table:style-name="TableRow261">
          <table:table-cell table:style-name="TableCell262">
            <text:p text:style-name="P263">Type restriction</text:p>
          </table:table-cell>
          <table:table-cell table:style-name="TableCell264">
            <text:p text:style-name="P265"><text:span text:style-name="T266">Only ASCII characters allowed</text:span></text:p>
          </table:table-cell>
          <table:table-cell table:style-name="TableCell267">
            <text:p text:style-name="P268"><text:span text:style-name="T269">No restrictions</text:span></text:p>
          </table:table-cell>
        </table:table-row>
        <table:table-row table:style-name="TableRow270">
          <table:table-cell table:style-name="TableCell271">
            <text:p text:style-name="P272">Security</text:p>
          </table:table-cell>
          <table:table-cell table:style-name="TableCell273">
            <text:p text:style-name="P274"><text:span text:style-name="T275">Less secure because data sent is part of the URL</text:span></text:p>
          </table:table-cell>
          <table:table-cell table:style-name="TableCell276">
            <text:p text:style-name="P277"><text:span text:style-name="T278">Less secure because data sent is part of the URL</text:span></text:p>
          </table:table-cell>
        </table:table-row>
        <table:table-row table:style-name="TableRow279">
          <table:table-cell table:style-name="TableCell280">
            <text:p text:style-name="P281">Visibility</text:p>
          </table:table-cell>
          <table:table-cell table:style-name="TableCell282">
            <text:p text:style-name="P283"><text:span text:style-name="T284">Visible to anyone in the URL</text:span></text:p>
          </table:table-cell>
          <table:table-cell table:style-name="TableCell285">
            <text:p text:style-name="P286"><text:span text:style-name="T287">Not displayed in the URL</text:span></text:p>
          </table:table-cell>
        </table:table-row>
      </table:table>
      <text:p text:style-name="P288"> </text:p>
      <text:p text:style-name="P289"><text:span text:style-name="T290">8. There are 5 types of response codes. For each response code in the table, complete the response code type:</text:span></text:p>
      <table:table table:style-name="Table291">
        <table:table-columns>
          <table:table-column table:style-name="TableColumn292"/>
          <table:table-column table:style-name="TableColumn293"/>
        </table:table-columns>
        <table:table-row table:style-name="TableRow294">
          <table:table-cell table:style-name="TableCell295">
            <text:p text:style-name="P296">1xx</text:p>
          </table:table-cell>
          <table:table-cell table:style-name="TableCell297">
            <text:p text:style-name="P298"><text:span text:style-name="T299">Informational</text:span></text:p>
          </table:table-cell>
        </table:table-row>
        <table:table-row table:style-name="TableRow300">
          <table:table-cell table:style-name="TableCell301">
            <text:p text:style-name="P302">2xx</text:p>
          </table:table-cell>
          <table:table-cell table:style-name="TableCell303">
            <text:p text:style-name="P304"><text:span text:style-name="T305">Success</text:span></text:p>
          </table:table-cell>
        </table:table-row>
        <text:soft-page-break/>
        <table:table-row table:style-name="TableRow306">
          <table:table-cell table:style-name="TableCell307">
            <text:p text:style-name="P308">3xx</text:p>
          </table:table-cell>
          <table:table-cell table:style-name="TableCell309">
            <text:p text:style-name="P310"><text:span text:style-name="T311">Redirection</text:span></text:p>
          </table:table-cell>
        </table:table-row>
        <table:table-row table:style-name="TableRow312">
          <table:table-cell table:style-name="TableCell313">
            <text:p text:style-name="P314">4xx</text:p>
          </table:table-cell>
          <table:table-cell table:style-name="TableCell315">
            <text:p text:style-name="P316"><text:span text:style-name="T317">Client error</text:span></text:p>
          </table:table-cell>
        </table:table-row>
        <table:table-row table:style-name="TableRow318">
          <table:table-cell table:style-name="TableCell319">
            <text:p text:style-name="P320">5xx</text:p>
          </table:table-cell>
          <table:table-cell table:style-name="TableCell321">
            <text:p text:style-name="P322"><text:span text:style-name="T323">Server error</text:span></text:p>
          </table:table-cell>
        </table:table-row>
      </table:table>
      <text:p text:style-name="P324"> </text:p>
      <text:p text:style-name="P325"><text:span text:style-name="T326">9. What are directory listings?</text:span><text:span text:style-name="T327"><text:line-break/></text:span><text:span text:style-name="T328">Web pages containing lists of files and folders that can be found on a web server.</text:span></text:p>
      <text:p text:style-name="P329"><text:span text:style-name="T330">10. How would you execute the following Google searches?</text:span></text:p>
      <text:p text:style-name="P331"><text:span text:style-name="T332">A directory listing of the Spanish government site:</text:span><text:span text:style-name="T333"><text:line-break/></text:span><text:span text:style-name="T334">intitle:"index of" site:gob.es</text:span></text:p>
      <text:p text:style-name="P335"><text:span text:style-name="T336">An Excel sheet called “phone_numbers” in a directory listing:</text:span><text:span text:style-name="T337"><text:line-break/></text:span><text:span text:style-name="T338">Intitle:”index of” intext:”phone_numbers.xls”</text:span></text:p>
      <text:p text:style-name="P339"><text:span text:style-name="T340">The parent directory of the Wikipedia site:</text:span><text:span text:style-name="T341"><text:line-break/></text:span><text:span text:style-name="T342">intitle:”index of” "parent.directory" site:wikipedia.org</text:span><text:span text:style-name="T343"><text:line-break/> </text:span></text:p>
      <text:p text:style-name="P344"/>
      <text:p text:style-name="P345"/>
      <text:p text:style-name="P346"/>
      <text:soft-page-break/>
      <text:p text:style-name="P347"><text:span text:style-name="T348">Practical Challenges:</text:span><text:span text:style-name="T349"><text:line-break/>1. </text:span><text:span text:style-name="T350">Sharkfest 2019 EU Challenge – </text:span><text:span text:style-name="T351"><text:line-break/>       1. SomeHTTP:</text:span><text:span text:style-name="T352"><text:line-break/>               1.1.    What is the server IP address?</text:span><text:span text:style-name="T353"><text:line-break/>                          </text:span><text:span text:style-name="T354">212.58.246.91</text:span><text:span text:style-name="T355"><text:line-break/>               1.2.    What is the hostname of the website requested by the browser?</text:span><text:span text:style-name="T356"><text:line-break/>                          </text:span><text:span text:style-name="T357">www.bbc.co.uk</text:span><text:span text:style-name="T358"><text:line-break/>               1.3.    What is the HTTP status code given by the web server?</text:span><text:span text:style-name="T359"><text:line-break/>                          </text:span><text:span text:style-name="T360">302</text:span><text:span text:style-name="T361"><text:line-break/>               1.4.    What is the FQDN of the location the web server redirects to?</text:span></text:p>
      <text:p text:style-name="P362"><text:span text:style-name="T363">                         </text:span><text:span text:style-name="T364"> https://hotspot.inmarsat.com/index?origUrl=http%3A%2F%2Fwww.bbc.co.uk%2F</text:span><text:span text:style-name="T365"><text:line-break/>               1.5.    How many packets have a FIN flag set?</text:span><text:span text:style-name="T366"><text:line-break/>                    </text:span><text:span text:style-name="T367">     1</text:span></text:p>
      <text:p text:style-name="P368"><text:span text:style-name="T369">       2. Bad Address:</text:span><text:span text:style-name="T370"><text:line-break/>              2.1.    How many unique non-broadcast MAC addresses can be found in the trace?</text:span><text:span text:style-name="T371"><text:line-break/>                        </text:span><text:span text:style-name="T372">3 MAC Addresses;</text:span><text:span text:style-name="T373"><text:line-break/>                        00:0c:29:fd:e3:23</text:span><text:span text:style-name="T374"><text:line-break/>                        ca:5e:00:00:ca:5e</text:span><text:span text:style-name="T375"><text:line-break/>                        00:0c:29:fe:f5:a2</text:span><text:span text:style-name="T376"><text:line-break/>              2.2.    Why does the filter expression “bootp” give you a warning in Wireshark 3.x and higher?</text:span><text:span text:style-name="T377"><text:line-break/>                        </text:span><text:span text:style-name="T378">Bootp filter has been deprecated and replaced by DHCP.</text:span><text:span text:style-name="T379"><text:line-break/>              2.3.    What is the IP address offered to the client?</text:span><text:span text:style-name="T380"><text:line-break/>                        </text:span><text:span text:style-name="T381">172.16.0.100</text:span><text:span text:style-name="T382"><text:line-break/>              2.4.    Is the IP address accepted?</text:span><text:span text:style-name="T383"><text:line-break/>                        </text:span><text:span text:style-name="T384">The address is declined.</text:span></text:p>
      <text:p text:style-name="P385"><text:span text:style-name="T386">      3.    SMBForce:</text:span><text:span text:style-name="T387"><text:line-break/>             3.1.    How many SMB servers are used in this network?</text:span><text:span text:style-name="T388"><text:line-break/>                       </text:span><text:span text:style-name="T389">3 SMB Servers;</text:span><text:span text:style-name="T390"><text:line-break/>                       10.1.1.1</text:span><text:span text:style-name="T391"><text:line-break/>                       10.1.1.2</text:span><text:span text:style-name="T392"><text:line-break/>                       10.1.1.3</text:span><text:span text:style-name="T393"><text:line-break/>             3.2.    There is a Tie Fighter zapping through the network. What is it's IP address?</text:span><text:span text:style-name="T394"><text:line-break/>                       </text:span><text:span text:style-name="T395">10.20.20.20</text:span><text:span text:style-name="T396"><text:line-break/></text:span><text:soft-page-break/><text:span text:style-name="T397">             3.3.    The TIE fighter's pilot (or user) should be authorized by a Kerberos ticket. Oops. For once the pilot                                slipped and used NTLM for authentication. What is the username?</text:span><text:span text:style-name="T398"><text:line-break/>                       </text:span><text:span text:style-name="T399">drk-1</text:span><text:span text:style-name="T400"><text:line-break/>             3.4.    Which SMB or SMB2 Dialect is used by the Tie fighter when approaching Corelia?</text:span><text:span text:style-name="T401"><text:line-break/>                       </text:span><text:span text:style-name="T402">SMB 2.00.2</text:span><text:span text:style-name="T403"><text:line-break/>             3.5.    The last question is only for true Jedi Masters: The username found for question 3 is somewhat short.                           What is the "Full Name" for that account?</text:span><text:span text:style-name="T404"><text:line-break/>                      </text:span><text:span text:style-name="T405"> drk-1.outterim.local</text:span></text:p>
      <text:p text:style-name="P406"><text:span text:style-name="T407">2. </text:span><text:span text:style-name="T408">june2020.pcapng –</text:span></text:p>
      <text:p text:style-name="P409"><text:span text:style-name="T410">      1.    How many ping requests were sent in the june2020.pcapng capture?</text:span><text:span text:style-name="T411"><text:line-break/>             </text:span><text:span text:style-name="T412">6</text:span><text:span text:style-name="T413"><text:line-break/>      2.    What is the IP address of the device associated with 08:00:27:4b:e3:60?</text:span><text:span text:style-name="T414"><text:line-break/>             </text:span><text:span text:style-name="T415">10.0.2.15</text:span><text:span text:style-name="T416"><text:line-break/>      3.    What version of Internet Group Management Protocol is in use?</text:span><text:span text:style-name="T417"><text:line-break/>              </text:span><text:span text:style-name="T418">Version 3</text:span><text:span text:style-name="T419"><text:line-break/>      4.    What is the name of the host located at 10.0.2.22?</text:span><text:span text:style-name="T420"><text:line-break/>             </text:span><text:span text:style-name="T421">kali</text:span><text:span text:style-name="T422"><text:line-break/>      5.    What is the IP address of the DHCP server?</text:span><text:span text:style-name="T423"><text:line-break/>             </text:span><text:span text:style-name="T424">10.0.2.3</text:span><text:span text:style-name="T425"><text:line-break/>      6.    What is the name of the host located at 10.0.2.15?</text:span><text:span text:style-name="T426"><text:line-break/>             </text:span><text:span text:style-name="T427">MSEDGEWIN10</text:span><text:span text:style-name="T428"><text:line-break/>      7.    What is the IP address of the attacker?</text:span><text:span text:style-name="T429"><text:line-break/>             </text:span><text:span text:style-name="T430">10.0.2.22</text:span><text:span text:style-name="T431"><text:line-break/>      8.    What was the first command run by the attacker?</text:span><text:span text:style-name="T432"><text:line-break/>             </text:span><text:span text:style-name="T433">whoami</text:span><text:span text:style-name="T434"><text:line-break/>      9.    What was the process ID of the RDP session?</text:span><text:span text:style-name="T435"><text:line-break/>             </text:span><text:span text:style-name="T436">552</text:span><text:span text:style-name="T437"><text:line-break/>    10.    What was the maximum password age for the account IEUser?</text:span><text:span text:style-name="T438"><text:line-break/>            </text:span><text:span text:style-name="T439">42 days</text:span><text:span text:style-name="T440"><text:line-break/>    11.    What is the file path for the location of working capital analysis.xls?</text:span><text:span text:style-name="T441"><text:line-break/>            </text:span><text:span text:style-name="T442"> C:\Users\IEUser\Documents</text:span><text:span text:style-name="T443"><text:line-break/>    12.    What is the message hidden in the comments?</text:span><text:span text:style-name="T444"><text:line-break/>             </text:span><text:span text:style-name="T445">“flag: pcap analysis is fun!”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urier New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Courier New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Courier New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Courier New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Courier New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Courier New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Courier New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Courier New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Courier New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di Kehati Tubi</meta:initial-creator>
    <dc:creator>Adi Kehati Tubi</dc:creator>
    <meta:creation-date>2023-05-11T13:44:00Z</meta:creation-date>
    <dc:date>2023-05-11T13:46:00Z</dc:date>
    <meta:template xlink:href="Normal" xlink:type="simple"/>
    <meta:editing-cycles>1</meta:editing-cycles>
    <meta:editing-duration>PT120S</meta:editing-duration>
    <meta:document-statistic meta:page-count="6" meta:paragraph-count="15" meta:word-count="1191" meta:character-count="7971" meta:row-count="56" meta:non-whitespace-character-count="6795"/>
  </office:meta>
</office:document-meta>
</file>